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7867791361954722557"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5081021245449055840"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039417857500668611"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6236287820911671292"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081035041630148195"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890327764352015516"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419861241482452366"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596506850649338425"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7787957" text:continue-list="list4419861241482452366"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399587343123739795"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790144"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778751"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7772017"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7770171"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768303"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104330861989570717"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3398643509705910577"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323138269134998440"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771100" text:continue-numbering="true" text:style-name="L12">
        <text:list-item>
          <text:list>
            <text:list-header>
              <text:p text:style-name="P212">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932766201413298155" text:style-name="L13">
        <text:list-item>
          <text:list>
            <text:list-header>
              <text:p text:style-name="P201">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620533171359321309"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760932371249127867" text:style-name="L15">
        <text:list-item>
          <text:list>
            <text:list-header>
              <text:p text:style-name="P182">1.5 miles averaging about 9:40/mile and rest 1 min</text:p>
            </text:list-header>
          </text:list>
        </text:list-item>
      </text:list>
      <text:p text:style-name="P24">1 mile in 8:26 and rest 2 min</text:p>
      <text:list xml:id="list8009644498490676640"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335097610022647415" text:style-name="L17">
        <text:list-item>
          <text:list>
            <text:list-header>
              <text:p text:style-name="P184">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764933" text:continue-numbering="true" text:style-name="L17">
        <text:list-item>
          <text:list>
            <text:list-header>
              <text:p text:style-name="P184">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7996465011794844195"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897781608404638799"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6726224921156857676"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7780858" text:continue-list="list7897781608404638799" text:style-name="L19">
        <text:list-item>
          <text:list>
            <text:list-header>
              <text:p text:style-name="P186">(Pace*HR)=1240</text:p>
            </text:list-header>
          </text:list>
        </text:list-item>
      </text:list>
      <text:list xml:id="list37779786" text:continue-list="list7996465011794844195" text:style-name="L18">
        <text:list-item>
          <text:list>
            <text:list-header>
              <text:p text:style-name="P185">2 miles at 10:46/mile Ave HR= 121 bpm and rest a few minutes</text:p>
            </text:list-header>
          </text:list>
        </text:list-item>
      </text:list>
      <text:list xml:id="list37772174" text:continue-list="list37780858"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7783768"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719238889351795987"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488819329244522793"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338418301164065369"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282773531347141589"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731176414156372997"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96133637852128677"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7766467" text:continue-numbering="true" text:style-name="L26">
        <text:list-item>
          <text:list>
            <text:list-header>
              <text:p text:style-name="P190">0.1 mile lead in to a 4 mile run</text:p>
              <text:p text:style-name="P204">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765737"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162337231068479532"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80402987623375973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944568216225365549"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712751031663022432"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287634838376137596"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48674016030494699" text:style-name="L32">
        <text:list-item>
          <text:list>
            <text:list-header>
              <text:p text:style-name="P196">0.25 miles in 2:54</text:p>
              <text:p text:style-name="P196">1 mile in 9:21 going faster as I ran and ending at around 8:30 pace</text:p>
            </text:list-header>
          </text:list>
        </text:list-item>
      </text:list>
      <text:list xml:id="list3200171031182842271"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951299465245787310"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9140600903297207846"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642862095756428927"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text:soft-page-break/>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text:soft-page-break/>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656331366476450188"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text:soft-page-break/></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07T17:51:43.42</dc:date>
    <dc:creator>James Lombardi</dc:creator>
    <meta:editing-duration>P27DT43M47S</meta:editing-duration>
    <meta:editing-cycles>2010</meta:editing-cycles>
    <meta:generator>OpenOffice/4.1.2$Win32 OpenOffice.org_project/412m3$Build-9782</meta:generator>
    <meta:document-statistic meta:table-count="0" meta:image-count="9" meta:object-count="0" meta:page-count="199" meta:paragraph-count="5786" meta:word-count="62642" meta:character-count="321040"/>
  </office:meta>
</office:document-meta>
</file>